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r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ó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uministrador y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W-519 MOD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o MODBUS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https://es.aliexpress.com/item/1005001621746811.html?spm=a2g0o.order_list.order_list_main.64.21ef194dmlrw9o&amp;gatewayAdapt=glo2e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LED_SSD1306_I2C_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_I2C_128x64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https://es.aliexpress.com/item/32638662748.html?spm=a2g0o.order_list.order_list_main.6.790b194dJ6a70R&amp;gatewayAdapt=glo2es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table:formula="of:=3.4/10" office:value-type="float" office:value="0.34" calcext:value-type="float">
            <text:p>0,34</text:p>
          </table:table-cell>
          <table:table-cell office:value-type="string" calcext:value-type="string">
            <text:p>https://es.aliexpress.com/item/1783091649.html?spm=a2g0o.productlist.main.1.7e637fb9aPEhGc&amp;algo_pvid=fcd3eb30-aff0-4ebb-b015-1229d834672d&amp;algo_exp_id=fcd3eb30-aff0-4ebb-b015-1229d834672d-0&amp;pdp_npi=3%40dis%21EUR%212.16%212.16%21%21%21%21%21%402100b69816845856631494931d0788%2157883515286%21sea%21ES%21762466355&amp;curPageLogUid=4cPm6rJjSKd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https://es.aliexpress.com/item/1005003391155385.html?spm=a2g0o.productlist.main.1.7492db55y3d9rN&amp;algo_pvid=57d6f5c5-1f6b-4ec1-93b2-59ddb501a68d&amp;algo_exp_id=57d6f5c5-1f6b-4ec1-93b2-59ddb501a68d-0&amp;pdp_npi=3%40dis%21EUR%211.33%210.76%21%21%21%21%21%402100b77316845857445857233d0753%2112000025562834338%21sea%21ES%21762466355&amp;curPageLogUid=M835OcH09qs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6X6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</text:p>
          </table:table-cell>
          <table:table-cell/>
          <table:table-cell office:value-type="string" calcext:value-type="string">
            <text:p>https://es.aliexpress.com/item/32912894177.html?spm=a2g0o.detail.0.0.19a2661dqCuoYu&amp;gps-id=pcDetailFavMayLike&amp;scm=1007.12873.274955.0&amp;scm_id=1007.12873.274955.0&amp;scm-url=1007.12873.274955.0&amp;pvid=fcf843e2-0bb9-4f21-aef8-af234e8472e5&amp;_t=gps-id%3ApcDetailFavMayLike%2Cscm-url%3A1007.12873.274955.0%2Cpvid%3Afcf843e2-0bb9-4f21-aef8-af234e8472e5%2Ctpp_buckets%3A668%232846%238111%231996&amp;pdp_npi=3%40dis%21EUR%210.53%210.46%21%21%21%21%21%40211b43e416845859768604565e12d1%2166005900416%21rec%21ES%21762466355&amp;gatewayAdapt=glo2es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-32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U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https://es.aliexpress.com/item/32864722159.html?spm=a2g0o.order_list.order_list_main.4.790b194dJ6a70R&amp;gatewayAdapt=glo2es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ja sonoff</text:p>
          </table:table-cell>
          <table:table-cell table:number-columns-repeated="2"/>
          <table:table-cell office:value-type="float" office:value="6.39" calcext:value-type="float">
            <text:p>6,39</text:p>
          </table:table-cell>
          <table:table-cell office:value-type="string" calcext:value-type="string">
            <text:p>https://es.aliexpress.com/item/32856717327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sipador y ventilador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office:value-type="string" calcext:value-type="string">
            <text:p>https://es.aliexpress.com/item/33050954650.html?spm=a2g0o.order_list.order_list_main.58.21ef194dmlrw9o&amp;gatewayAdapt=glo2esp</text:p>
          </table:table-cell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string" calcext:value-type="string">
            <text:p>GASTOS DE ENVIO PANTALLA ANTENA Y MIC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ras DE PINES MACH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ttps://es.aliexpress.com/item/32758380907.html?spm=a2g0o.productlist.main.3.1b0767e2UswuhZ&amp;algo_pvid=faa21214-219f-4082-9108-363bdaa029c9&amp;algo_exp_id=faa21214-219f-4082-9108-363bdaa029c9-1&amp;pdp_npi=3%40dis%21EUR%210.79%210.69%21%21%21%21%21%402100b20d16845854740745291d076a%2110000001115472312%21sea%21ES%21762466355&amp;curPageLogUid=IyVioYqjNET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erter_ACDC_HiLink_HLK-PM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PM0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https://es.aliexpress.com/item/32408565688.html?spm=a2g0o.productlist.main.1.29661777NmDb7y&amp;algo_pvid=35bdc6ba-cc2e-404a-9386-dbf4ff6272d2&amp;algo_exp_id=35bdc6ba-cc2e-404a-9386-dbf4ff6272d2-0&amp;pdp_npi=3%40dis%21EUR%212.35%212.19%21%21%21%21%21%402145265416845853590308787d0768%2165785647287%21sea%21ES%21762466355&amp;curPageLogUid=ZmRvf0wLucn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F7.62_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 KF7.62_4P</text:p>
          </table:table-cell>
          <table:table-cell table:formula="of:=2.01/5" office:value-type="float" office:value="0.402" calcext:value-type="float">
            <text:p>0,402</text:p>
          </table:table-cell>
          <table:table-cell office:value-type="string" calcext:value-type="string">
            <text:p>https://es.aliexpress.com/item/33018709631.html?spm=a2g0o.order_list.order_list_main.52.21ef194dmlrw9o&amp;gatewayAdapt=glo2es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YYAC-35 PWM TR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o de Control PWM de potencia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https://es.aliexpress.com/item/1005004149677279.html?spm=a2g0o.order_list.order_list_main.69.21ef194dmlrw9o&amp;gatewayAdapt=glo2es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lip-5x20mm_Littelfuse_100_Inline_P20.50x4.60mm_D1.3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ttps://es.aliexpress.com/item/1005002876255086.html?spm=a2g0o.productlist.main.1.541b2405fefhhV&amp;algo_pvid=d442dbee-b757-4077-a6ba-3799a6dd4fa3&amp;algo_exp_id=d442dbee-b757-4077-a6ba-3799a6dd4fa3-0&amp;pdp_npi=3%40dis%21EUR%212.3%211.38%21%21%21%21%21%402100b69816845852826841357d0788%2112000022578353976%21sea%21ES%21762466355&amp;curPageLogUid=At3GBBWHi4sC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TOP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A26-600BW</text:p>
          </table:table-cell>
          <table:table-cell table:formula="of:=3.6/5" office:value-type="float" office:value="0.72" calcext:value-type="float">
            <text:p>0,72</text:p>
          </table:table-cell>
          <table:table-cell office:value-type="string" calcext:value-type="string">
            <text:p>https://es.aliexpress.com/item/32508392409.html?spm=a2g0o.order_list.order_list_main.75.21ef194dmlrw9o&amp;gatewayAdapt=glo2es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a, separadores, et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CBs</text:p>
          </table:table-cell>
          <table:table-cell/>
          <table:table-cell office:value-type="string" calcext:value-type="string">
            <text:p>JPLC</text:p>
          </table:table-cell>
          <table:table-cell table:formula="of:=14.32/5" office:value-type="float" office:value="2.864" calcext:value-type="float">
            <text:p>2,864</text:p>
          </table:table-cell>
          <table:table-cell office:value-type="string" calcext:value-type="string">
            <text:p>5 parejas con envio Global Standard Direct L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2:.F21])" office:value-type="float" office:value="44.646" calcext:value-type="float">
            <text:p>44,646</text:p>
          </table:table-cell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12:59:44.774550759</dc:date>
    <meta:editing-duration>PT41M23S</meta:editing-duration>
    <meta:editing-cycles>2</meta:editing-cycles>
    <meta:generator>LibreOffice/7.4.5.1$Linux_X86_64 LibreOffice_project/40$Build-1</meta:generator>
    <meta:document-statistic meta:table-count="1" meta:cell-count="116" meta:object-count="0"/>
  </office:meta>
</office:document-meta>
</file>